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cb5" officeooo:paragraph-rsid="0016ccb5"/>
    </style:style>
    <style:style style:name="P2" style:family="paragraph" style:parent-style-name="Standard">
      <style:text-properties officeooo:rsid="00189fd7" officeooo:paragraph-rsid="00189fd7"/>
    </style:style>
    <style:style style:name="P3" style:family="paragraph" style:parent-style-name="Standard">
      <style:text-properties officeooo:rsid="001a937d" officeooo:paragraph-rsid="001a937d"/>
    </style:style>
    <style:style style:name="P4" style:family="paragraph" style:parent-style-name="Standard">
      <style:text-properties officeooo:rsid="001b3d08" officeooo:paragraph-rsid="001b3d08"/>
    </style:style>
    <style:style style:name="P5" style:family="paragraph" style:parent-style-name="Standard" style:list-style-name="L1">
      <style:text-properties officeooo:rsid="001b3d08" officeooo:paragraph-rsid="001b3d08"/>
    </style:style>
    <style:style style:name="P6" style:family="paragraph" style:parent-style-name="Standard">
      <style:text-properties officeooo:rsid="001b9ea6" officeooo:paragraph-rsid="001b9ea6"/>
    </style:style>
    <style:style style:name="P7" style:family="paragraph" style:parent-style-name="Standard" style:list-style-name="L2">
      <style:text-properties officeooo:rsid="001b9ea6" officeooo:paragraph-rsid="001b9ea6"/>
    </style:style>
    <style:style style:name="P8" style:family="paragraph" style:parent-style-name="Standard">
      <style:text-properties officeooo:rsid="001ccb74" officeooo:paragraph-rsid="001ccb74"/>
    </style:style>
    <style:style style:name="P9" style:family="paragraph" style:parent-style-name="Standard" style:list-style-name="L2">
      <style:text-properties officeooo:rsid="001ccb74" officeooo:paragraph-rsid="001ccb74"/>
    </style:style>
    <style:style style:name="P10" style:family="paragraph" style:parent-style-name="Standard">
      <style:text-properties officeooo:rsid="001ccb74" officeooo:paragraph-rsid="001f07da"/>
    </style:style>
    <style:style style:name="P11" style:family="paragraph" style:parent-style-name="Standard" style:list-style-name="L3">
      <style:text-properties officeooo:rsid="001ccb74" officeooo:paragraph-rsid="001ccb74"/>
    </style:style>
    <style:style style:name="P12" style:family="paragraph" style:parent-style-name="Standard">
      <style:text-properties officeooo:rsid="001ea2be" officeooo:paragraph-rsid="001ea2be"/>
    </style:style>
    <style:style style:name="P13" style:family="paragraph" style:parent-style-name="Standard" style:list-style-name="L4">
      <style:text-properties officeooo:rsid="001ea2be" officeooo:paragraph-rsid="001ea2be"/>
    </style:style>
    <style:style style:name="P14" style:family="paragraph" style:parent-style-name="Standard">
      <style:paragraph-properties fo:text-align="center" style:justify-single-word="false"/>
      <style:text-properties fo:font-size="20pt" officeooo:rsid="00189fd7" officeooo:paragraph-rsid="00189fd7" style:font-size-asian="20pt" style:font-size-complex="20pt"/>
    </style:style>
    <style:style style:name="P15" style:family="paragraph" style:parent-style-name="Standard">
      <style:text-properties fo:font-style="italic" officeooo:rsid="001ccb74" officeooo:paragraph-rsid="001ccb74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16pt" officeooo:rsid="0020ebc0" officeooo:paragraph-rsid="0020ebc0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20ebc0" officeooo:paragraph-rsid="0020ebc0" style:font-size-asian="15pt" style:font-size-complex="15pt"/>
    </style:style>
    <style:style style:name="P18" style:family="paragraph" style:parent-style-name="Header">
      <style:text-properties officeooo:rsid="0020ebc0" officeooo:paragraph-rsid="0020ebc0"/>
    </style:style>
    <style:style style:name="T1" style:family="text">
      <style:text-properties officeooo:rsid="001a937d"/>
    </style:style>
    <style:style style:name="T2" style:family="text">
      <style:text-properties officeooo:rsid="001b3d08"/>
    </style:style>
    <style:style style:name="T3" style:family="text">
      <style:text-properties officeooo:rsid="001ccb74"/>
    </style:style>
    <style:style style:name="T4" style:family="text">
      <style:text-properties officeooo:rsid="001ea2be"/>
    </style:style>
    <style:style style:name="T5" style:family="text">
      <style:text-properties officeooo:rsid="001f07d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/>
    </style:style>
    <style:style style:name="T8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actical Bayesian <text:span text:style-name="T1">Optimization of Machine Learning Algorithms </text:span></text:p>
      <text:p text:style-name="P14"/>
      <text:p text:style-name="P17">Auteur :</text:p>
      <text:p text:style-name="P16">Jasper Snock, Hugo Larochelle, Ryan P. Adams</text:p>
      <text:p text:style-name="P14"/>
      <text:p text:style-name="P2"/>
      <text:p text:style-name="P3">Les algorithmes de Machine Learning sont quasi tous paramétrables. Que ce soit du choix du pas d’apprentissage au choix du nombres d’itérations, ces paramètres peuvent devenir problématique et il <text:span text:style-name="T5">devient</text:span> attrayant de <text:span text:style-name="T5">développer</text:span> des algorithmes « <text:span text:style-name="T6">parameter free </text:span>» ou avec peu de <text:span text:style-name="T5">paramètres.</text:span> Cette article explore une méthode <text:span text:style-name="T2">appelé « Bayesian Optimization »</text:span> pour rendre ce choix de paramètre automatique. </text:p>
      <text:p text:style-name="P3"/>
      <text:p text:style-name="P4">L’optimisation <text:span text:style-name="T5">Bayésienne</text:span> considère que les fonctions inconnues à optimiser sont échantillonnés à partir d’un processus gaussien. il faut prendre en considération deux caractéristiques propres à notre problème d’optimisation d’algorithme de Machine Learning:</text:p>
      <text:list xml:id="list2851392735892187199" text:style-name="L1">
        <text:list-item>
          <text:p text:style-name="P5">Le temps/coût d’apprentissage de l’algorithme qui peut varier <text:span text:style-name="T5">énormément</text:span> en changeant un paramètres (un réseau de neurones avec 10 nœuds cachés coûte plus cher <text:span text:style-name="T5">à apprendre </text:span>qu’un réseau à 1000 nœuds cachés)</text:p>
        </text:list-item>
        <text:list-item>
          <text:p text:style-name="P5">La <text:span text:style-name="T5">possibilité</text:span> d’effectuer des apprentissages en <text:span text:style-name="T5">parallèles</text:span></text:p>
          <text:p text:style-name="P5"/>
        </text:list-item>
      </text:list>
      <text:p text:style-name="P6"><text:span text:style-name="T5">L</text:span>es processus Gaussien sont utiles pour établir et comprendre la sensibilité de leur modèle par rapport à leur hyper-paramètres. Bergsta et al ont démontré que les stratégies <text:span text:style-name="T6">grid search</text:span> sont moins efficaces que les stratégies <text:span text:style-name="T6">random search</text:span> et ont proposé le « Tree Parzen Algorithm ».</text:p>
      <text:p text:style-name="P6"/>
      <text:p text:style-name="P6">Lorsque l’on fait une optimisation <text:span text:style-name="T5">Bayésienne</text:span>, il est <text:span text:style-name="T5">nécessaire</text:span> de faire deux choix primordial:</text:p>
      <text:list xml:id="list8735035877954302880" text:style-name="L2">
        <text:list-item>
          <text:p text:style-name="P7"><text:span text:style-name="T5">sélectionner</text:span> un <text:span text:style-name="T6">prior over functions</text:span>. Ici, on choisit <text:span text:style-name="T3">pour des raisons de flexibilité et de malléabilité </text:span>« the Gaussian process prior ».</text:p>
        </text:list-item>
        <text:list-item>
          <text:p text:style-name="P9">choisir une fonction d’acquisition qui permet de déterminer le prochain point à évaluer.</text:p>
        </text:list-item>
      </text:list>
      <text:p text:style-name="P8"/>
      <text:p text:style-name="P8">Le processus Gaussien est défini par la propriété suivante : </text:p>
      <text:p text:style-name="P8"/>
      <text:p text:style-name="P15">« Tout ensemble fini de N points {<text:span text:style-name="T5">X</text:span><text:span text:style-name="T7">n</text:span>} [n=1..N] induit une distribution Gaussienne multivariante sur R<text:span text:style-name="T8">n</text:span>. »</text:p>
      <text:p text:style-name="P6"/>
      <text:p text:style-name="P10">Dans notre cas, X<text:span text:style-name="T7">n</text:span> correspond à la valeur de la fonction f(X<text:span text:style-name="T7">n</text:span>).</text:p>
      <text:p text:style-name="P8"/>
      <text:p text:style-name="P8">Il existe plusieurs fonctions d’acquisition pour l’optimisation <text:span text:style-name="T5">Bayésienne</text:span> : Probability of Improvemet, Expected Improvement, GP Upper Confidence Bound. <text:span text:style-name="T5">Cet article </text:span>se concentre sur l’ expected Improvement (EI).</text:p>
      <text:p text:style-name="P8"/>
      <text:p text:style-name="P8">Aujourd’hui, l’optimisation Bayesienne d’hyperparamètres n’est pas une technique répandu pour trois raisons :</text:p>
      <text:list xml:id="list8342478050623436482" text:style-name="L3">
        <text:list-item>
          <text:p text:style-name="P11">Il est difficile de choisir la fonction de covariance et ces hyperparamètres associés.</text:p>
        </text:list-item>
        <text:list-item>
          <text:p text:style-name="P11">l’évaluation de la fonction necessite enormément réduisant la vitesse de l’optimisation voulue.</text:p>
        </text:list-item>
        <text:list-item>
          <text:p text:style-name="P11"><text:soft-page-break/>Les algorithmes d’optimisation <text:span text:style-name="T4">doivent s’adapter au monde et être parraléllisable.</text:span></text:p>
        </text:list-item>
      </text:list>
      <text:p text:style-name="P8"/>
      <text:p text:style-name="P12">Cependant, l’auteur propose des solutions à chacun de ces problèmes :</text:p>
      <text:list xml:id="list5395027648503608844" text:style-name="L4">
        <text:list-item>
          <text:p text:style-name="P13">Au lieu d’utiliser l’ARD, squared exponential kernel, il utilise le ARD Matern 5/2 kernel.</text:p>
        </text:list-item>
        <text:list-item>
          <text:p text:style-name="P13">Comme le temps d’execution peut varier énormément d’une régions de l’espace des paramètres à un autre, il propose d’utiliser the expected improvement per second (point that are good and can be evaluated quickly)</text:p>
        </text:list-item>
        <text:list-item>
          <text:p text:style-name="P13">The third point stays unclear… (parallelism) </text:p>
        </text:list-item>
      </text:list>
      <text:p text:style-name="P12"/>
      <text:p text:style-name="P12">Il fait ensuite une étude comparative entre son choix d’algorithme à 4 problèmes de Machine Learning (Logistic Regression, Online Latent Dirichlet Allocation, Motif Finding with Structured Support Vector Machines, Convolutional Networks on CIFAR-10). <text:span text:style-name="T5">En conclusion, l’efficacité de son approche est prouvé et cette optimisation Bayésienne acquière les hyper-paramètres plus rapidement que les approches des autres auteurs et surpasse l’humain dans le choix des hyper-paramètres sur la compétition CIFAR-10 de 3 %.</text:span></text:p>
      <text:p text:style-name="P12"/>
      <text:p text:style-name="P12"/>
      <text:p text:style-name="P8"/>
      <text:p text:style-name="P8"/>
      <text:p text:style-name="P6"/>
      <text:p text:style-name="P6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ebc0" officeooo:paragraph-rsid="0020ebc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ê Jérém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2:30:59.382424334</meta:creation-date>
    <dc:date>2016-10-10T12:15:48.107779180</dc:date>
    <meta:editing-duration>PT2M45S</meta:editing-duration>
    <meta:editing-cycles>1</meta:editing-cycles>
    <meta:document-statistic meta:table-count="0" meta:image-count="0" meta:object-count="0" meta:page-count="2" meta:paragraph-count="26" meta:word-count="505" meta:character-count="3406" meta:non-whitespace-character-count="2933"/>
    <meta:generator>LibreOffice/5.1.4.2$Linux_X86_64 LibreOffice_project/10m0$Build-2</meta:generator>
  </office:meta>
</office:document-meta>
</file>